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Standard">
      <style:text-properties officeooo:rsid="0007a39a" officeooo:paragraph-rsid="0007a39a"/>
    </style:style>
    <style:style style:name="P3" style:family="paragraph" style:parent-style-name="Standard">
      <style:text-properties officeooo:rsid="000b8093" officeooo:paragraph-rsid="000b8093"/>
    </style:style>
    <style:style style:name="P4" style:family="paragraph" style:parent-style-name="Standard">
      <style:text-properties officeooo:rsid="000e4937" officeooo:paragraph-rsid="000e4937"/>
    </style:style>
    <style:style style:name="P5" style:family="paragraph" style:parent-style-name="Standard">
      <style:text-properties officeooo:paragraph-rsid="000e4937"/>
    </style:style>
    <style:style style:name="P6" style:family="paragraph" style:parent-style-name="Text_20_body">
      <style:text-properties loext:padding="0.049cm" loext:border="0.06pt solid #e1e5eb"/>
    </style:style>
    <style:style style:name="P7" style:family="paragraph" style:parent-style-name="Text_20_body">
      <style:text-properties officeooo:rsid="0007a39a" officeooo:paragraph-rsid="0007a39a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10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11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12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13" style:family="paragraph" style:parent-style-name="Text_20_body" style:list-style-name="L5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14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P15" style:family="paragraph" style:parent-style-name="Text_20_body" style:list-style-name="L7">
      <style:paragraph-properties fo:margin-top="0cm" fo:margin-bottom="0cm" loext:contextual-spacing="false" fo:padding="0.049cm" fo:border="0.06pt solid #e1e5eb"/>
    </style:style>
    <style:style style:name="P16" style:family="paragraph" style:parent-style-name="Text_20_body" style:list-style-name="L9">
      <style:paragraph-properties fo:margin-top="0cm" fo:margin-bottom="0cm" loext:contextual-spacing="false" fo:padding="0.049cm" fo:border="0.06pt solid #e1e5eb"/>
    </style:style>
    <style:style style:name="P17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8fd38" officeooo:paragraph-rsid="0008fd38"/>
    </style:style>
    <style:style style:name="P18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9f83a" officeooo:paragraph-rsid="0009f83a"/>
    </style:style>
    <style:style style:name="P19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0b8093" officeooo:paragraph-rsid="000b8093"/>
    </style:style>
    <style:style style:name="P20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0b8093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4292f" style:font-name="apple-system" fo:font-size="10.5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24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2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6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paragraph-rsid="0007a39a"/>
    </style:style>
    <style:style style:name="P28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9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0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1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2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3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4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 fo:padding="0.049cm" fo:border="0.06pt solid #e1e5eb"/>
    </style:style>
    <style:style style:name="P35" style:family="paragraph" style:parent-style-name="Text_20_body">
      <style:paragraph-properties fo:margin-left="0cm" fo:margin-right="4.233cm" fo:margin-top="0cm" fo:margin-bottom="0cm" loext:contextual-spacing="false" fo:line-height="180%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fo:font-size="10.5pt" fo:font-weight="bold" loext:padding="0.049cm" loext:border="0.06pt solid #e1e5eb"/>
    </style:style>
    <style:style style:name="T3" style:family="text">
      <style:text-properties fo:color="#e83e8c" fo:font-size="10.5pt" loext:padding="0.049cm" loext:border="0.06pt solid #e1e5eb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loext:padding="0.049cm" loext:border="0.06pt solid #e1e5eb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style:font-name="apple-system" fo:font-size="10.5pt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apple-system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10" style:family="text">
      <style:text-properties officeooo:rsid="000b8093" loext:padding="0.049cm" loext:border="0.06pt solid #e1e5eb"/>
    </style:style>
    <style:style style:name="T11" style:family="text">
      <style:text-properties officeooo:rsid="000e4937"/>
    </style:style>
    <style:style style:name="T12" style:family="text">
      <style:text-properties style:font-name="ui-monospace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gora-a-pratica"/>Agora a prática</text:h>
      <text:p text:style-name="P8"><text:span text:style-name="T5">⚠️ </text:span><text:span text:style-name="Strong_20_Emphasis"><text:span text:style-name="T4">Para fazer os exercícios a seguir, você deve utilizar o projeto com o texto no arquivo </text:span></text:span><text:span text:style-name="Strong_20_Emphasis"><text:span text:style-name="Source_20_Text"><text:span text:style-name="T2">.txt</text:span></text:span></text:span><text:span text:style-name="Strong_20_Emphasis"><text:span text:style-name="T4"> , localizado dentro do diretório do dia anterior, crie uma cópia para usar no dia de hoje.</text:span></text:span></text:p>
      <text:p text:style-name="P6">Dessa vez, cada um deve fazer os exercícios em seu computador, ok? Vamos lá! 😋</text:p>
      <text:list xml:id="list3640951259" text:style-name="L1">
        <text:list-item>
          <text:p text:style-name="P23">Navegue até a raiz do projeto com o arquivo .txt;</text:p>
        </text:list-item>
        <text:list-item>
          <text:p text:style-name="P10"><text:span text:style-name="T5">Verifique se não existe nada sem </text:span><text:span text:style-name="Emphasis"><text:span text:style-name="T5">"commitar" </text:span></text:span><text:span text:style-name="T5">utilizando </text:span><text:span text:style-name="Source_20_Text"><text:span text:style-name="T1">git status</text:span></text:span><text:span text:style-name="T5"> :</text:span></text:p>
          <text:list>
            <text:list-item>
              <text:p text:style-name="P25">Caso exista algo, verifique se é necessário e faça o <text:span text:style-name="Source_20_Text"><text:span text:style-name="T1">commit</text:span></text:span> , ou remova-o.</text:p>
            </text:list-item>
          </text:list>
        </text:list-item>
        <text:list-item>
          <text:p text:style-name="P10"><text:span text:style-name="T5">Crie uma nova </text:span><text:span text:style-name="Source_20_Text"><text:span text:style-name="T1">branch</text:span></text:span><text:span text:style-name="T5"> com o nome </text:span><text:span text:style-name="Source_20_Text"><text:span text:style-name="T1">trybe-skills-changes</text:span></text:span><text:span text:style-name="T5"> e faça checkout nela;</text:span></text:p>
        </text:list-item>
        <text:list-item>
          <text:p text:style-name="P10"><text:span text:style-name="T5">No arquivo </text:span><text:span text:style-name="Source_20_Text"><text:span text:style-name="T1">.txt</text:span></text:span><text:span text:style-name="T5"> , ao final da lista de habilidades , adicione mais duas habilidades que serão desenvolvidas na Trybe:</text:span></text:p>
        </text:list-item>
      </text:list>
      <text:list xml:id="list503876271" text:style-name="L2">
        <text:list-item>
          <text:p text:style-name="P26"><text:span text:style-name="Emphasis"><text:span text:style-name="T5">Exemplo:</text:span></text:span></text:p>
          <text:p text:style-name="P34">O que eu vou aprender na Trybe:</text:p>
          <text:p text:style-name="P26"/>
          <text:p text:style-name="P27">- Unix</text:p>
          <text:p text:style-name="P27">- Bash</text:p>
          <text:p text:style-name="P26">- Git</text:p>
          <text:p text:style-name="P26">- HTML</text:p>
          <text:p text:style-name="P26">- CSS</text:p>
        </text:list-item>
      </text:list>
      <text:p text:style-name="P22"/>
      <text:p text:style-name="Standard"/>
      <text:p text:style-name="P7"><text:span text:style-name="T5">Faça um </text:span><text:span text:style-name="Source_20_Text"><text:span text:style-name="T1">git add nome-do-arquivo.extensao</text:span></text:span><text:span text:style-name="T5"> ;</text:span></text:p>
      <text:list xml:id="list397473020" text:style-name="L3">
        <text:list-item>
          <text:p text:style-name="P11"><text:span text:style-name="T5">Você pode adicionar todos os arquivos que você modificou usando </text:span><text:span text:style-name="Source_20_Text"><text:span text:style-name="T1">git add .</text:span></text:span><text:span text:style-name="T5"> , mas evite isso em commits com muitos arquivos para não adicionar nenhuma alteração por engano;</text:span></text:p>
        </text:list-item>
        <text:list-item>
          <text:p text:style-name="P11"><text:span text:style-name="T5">Agora um </text:span><text:span text:style-name="Source_20_Text"><text:span text:style-name="T1">git commit -m "Mensagem que você gostaria"</text:span></text:span><text:span text:style-name="T5"> ;</text:span></text:p>
        </text:list-item>
        <text:list-item>
          <text:p text:style-name="P11"><text:span text:style-name="T5">Uma boa prática é sempre resumir o que o seu commit está alterando, por exemplo, </text:span><text:span text:style-name="Source_20_Text"><text:span text:style-name="T1">git commit -m "Adiciona nova skill"</text:span></text:span><text:span text:style-name="T5"> ;</text:span></text:p>
        </text:list-item>
        <text:list-item>
          <text:p text:style-name="P12">Evite juntar muitas modificações em um único commit. Assim, caso haja algum erro no código, ficará mais fácil visualizar em qual alteração ele surgiu;</text:p>
        </text:list-item>
        <text:list-item>
          <text:p text:style-name="P11"><text:span text:style-name="T5">E por último um </text:span><text:span text:style-name="Source_20_Text"><text:span text:style-name="T1">git push -u origin trybe-skills-changes</text:span></text:span><text:span text:style-name="T5"> ;</text:span></text:p>
        </text:list-item>
      </text:list>
      <text:list xml:id="list1514615368" text:style-name="L4">
        <text:list-item>
          <text:p text:style-name="P28">Abra um <text:span text:style-name="Emphasis"><text:span text:style-name="T5">Pull Request </text:span></text:span>com uma descrição detalhada:</text:p>
        </text:list-item>
      </text:list>
      <text:list xml:id="list3926673024" text:style-name="L5">
        <text:list-item>
          <text:p text:style-name="P29"><text:span text:style-name="T5">Dê contexto para o que você está fazendo, passe links ou cite especificações que forem relevantes. Ex: </text:span><text:span text:style-name="Emphasis"><text:span text:style-name="T5">"Trabalho feito para a semana 1 do curso de Software Developer da Trybe. Aqui, o desafio foi... E para resolver o problema fizemos... E o resultado foi..." </text:span></text:span><text:span text:style-name="T5">;</text:span></text:p>
        </text:list-item>
        <text:list-item>
          <text:p text:style-name="P13">O merge deve ser feito apenas quando chegar no exercício 10.</text:p>
        </text:list-item>
      </text:list>
      <text:list xml:id="list1710493113" text:style-name="L6">
        <text:list-item>
          <text:p text:style-name="P30"><text:span text:style-name="T5">Retorne para a branch principal, </text:span><text:span text:style-name="Source_20_Text"><text:span text:style-name="T1">master</text:span></text:span><text:span text:style-name="T5"> , com o comando: </text:span><text:span text:style-name="Source_20_Text"><text:span text:style-name="T1">git checkout master</text:span></text:span><text:span text:style-name="T5"> ;</text:span></text:p>
        </text:list-item>
        <text:list-item>
          <text:p text:style-name="P14"><text:span text:style-name="T5">Verifique que você está na branch </text:span><text:span text:style-name="Source_20_Text"><text:span text:style-name="T1">master</text:span></text:span><text:span text:style-name="T5"> , com o comando: </text:span><text:span text:style-name="Source_20_Text"><text:span text:style-name="T1">git branch</text:span></text:span><text:span text:style-name="T5"> (esta branch deve estar com o formato original, sem as habilidades recém adicionadas);</text:span></text:p>
        </text:list-item>
        <text:list-item>
          <text:p text:style-name="P14"><text:soft-page-break/><text:span text:style-name="T5">Crie uma nova </text:span><text:span text:style-name="Source_20_Text"><text:span text:style-name="T1">branch</text:span></text:span><text:span text:style-name="T5"> </text:span><text:span text:style-name="Source_20_Text"><text:span text:style-name="T1">trybe-skills-updates</text:span></text:span><text:span text:style-name="T5"> a partir da </text:span><text:span text:style-name="Source_20_Text"><text:span text:style-name="T1">master</text:span></text:span><text:span text:style-name="T5"> e faça checkout nela;</text:span></text:p>
        </text:list-item>
        <text:list-item>
          <text:p text:style-name="P14"><text:span text:style-name="T5">No mesmo arquivo </text:span><text:span text:style-name="Source_20_Text"><text:span text:style-name="T1">.txt</text:span></text:span><text:span text:style-name="T5"> que você modificou no </text:span><text:span text:style-name="Emphasis"><text:span text:style-name="T5">passo 4 </text:span></text:span><text:span text:style-name="T5">, também ao final da sua lista de habilidades, adicione mais um aprendizado que você terá nos próximos blocos:</text:span></text:p>
        </text:list-item>
      </text:list>
      <text:list xml:id="list1178005972" text:style-name="L7">
        <text:list-item>
          <text:p text:style-name="P24">Atenção! Aqui o arquivo não terá as alterações feitas anteriormente na outra branch 😉;</text:p>
        </text:list-item>
        <text:list-item>
          <text:p text:style-name="P15"><text:span text:style-name="T5">Faça um </text:span><text:span text:style-name="Source_20_Text"><text:span text:style-name="T1">git add nome-do-arquivo.extensao</text:span></text:span><text:span text:style-name="T5"> ;</text:span></text:p>
        </text:list-item>
        <text:list-item>
          <text:p text:style-name="P15"><text:span text:style-name="T5">Agora um </text:span><text:span text:style-name="Source_20_Text"><text:span text:style-name="T1">git commit -m "Mensagem que você gostaria"</text:span></text:span><text:span text:style-name="T5"> ;</text:span></text:p>
        </text:list-item>
        <text:list-item>
          <text:p text:style-name="P15"><text:span text:style-name="T5">e por último um </text:span><text:span text:style-name="Source_20_Text"><text:span text:style-name="T1">git push -u origin trybe-skills-updates</text:span></text:span><text:span text:style-name="T5"> ;</text:span></text:p>
        </text:list-item>
        <text:list-item>
          <text:p text:style-name="P15"><text:span text:style-name="T5">Após o primeiro </text:span><text:span text:style-name="Emphasis"><text:span text:style-name="T5">"push" </text:span></text:span><text:span text:style-name="T5">da sua branch, você pode usar apenas o comando </text:span><text:span text:style-name="Source_20_Text"><text:span text:style-name="T1">git push</text:span></text:span><text:span text:style-name="T5"> ;</text:span></text:p>
        </text:list-item>
        <text:list-item>
          <text:p text:style-name="P15"><text:span text:style-name="T5">Abra um </text:span><text:span text:style-name="Emphasis"><text:span text:style-name="T5">Pull Request </text:span></text:span><text:span text:style-name="T5">com uma descrição amigável:</text:span></text:p>
          <text:list>
            <text:list-item>
              <text:p text:style-name="P31">O merge deve ser feito apenas quando chegar no exercício 10;</text:p>
            </text:list-item>
          </text:list>
        </text:list-item>
      </text:list>
      <text:list xml:id="list4047266511" text:style-name="L8">
        <text:list-item>
          <text:p text:style-name="P32">Agora, faça o <text:span text:style-name="Source_20_Text"><text:span text:style-name="T1">merge</text:span></text:span> das <text:span text:style-name="Emphasis"><text:span text:style-name="T5">branches </text:span></text:span><text:span text:style-name="Source_20_Text"><text:span text:style-name="T1">trybe-skills-changes</text:span></text:span> e <text:span text:style-name="Source_20_Text"><text:span text:style-name="T1">trybe-skills-updates</text:span></text:span> na <text:span text:style-name="Source_20_Text"><text:span text:style-name="T1">branch</text:span></text:span> <text:span text:style-name="Source_20_Text"><text:span text:style-name="T1">master</text:span></text:span> , através do <text:span text:style-name="Emphasis"><text:span text:style-name="T5">Pull Request </text:span></text:span>:</text:p>
        </text:list-item>
      </text:list>
      <text:list xml:id="list2952940118" text:style-name="L9">
        <text:list-item>
          <text:p text:style-name="P33"><text:span text:style-name="T5">Primeiro, vá até a página do primeiro </text:span><text:span text:style-name="Emphasis"><text:span text:style-name="T5">Pull Request </text:span></text:span><text:span text:style-name="T5">(branch </text:span><text:span text:style-name="Source_20_Text"><text:span text:style-name="T1">trybe-skills-changes</text:span></text:span><text:span text:style-name="T5"> ) e faça o </text:span><text:span text:style-name="Emphasis"><text:span text:style-name="T5">merge </text:span></text:span><text:span text:style-name="T5">clicando no botão verde </text:span><text:span text:style-name="Strong_20_Emphasis"><text:span text:style-name="T4">"Merge pull request" </text:span></text:span><text:span text:style-name="T5">;</text:span></text:p>
        </text:list-item>
        <text:list-item>
          <text:p text:style-name="P16"><text:span text:style-name="T5">Agora, vá até página do outro </text:span><text:span text:style-name="Emphasis"><text:span text:style-name="T5">Pull Request </text:span></text:span><text:span text:style-name="T5">(branch </text:span><text:span text:style-name="Source_20_Text"><text:span text:style-name="T1">trybe-skills-updates</text:span></text:span><text:span text:style-name="T5"> ) e tente fazer o </text:span><text:span text:style-name="Emphasis"><text:span text:style-name="T5">merge </text:span></text:span><text:span text:style-name="T5">clicando no mesmo botão. Reparou que ele está bloqueado? Isso acontece porque esse </text:span><text:span text:style-name="Emphasis"><text:span text:style-name="T5">Pull Request </text:span></text:span><text:span text:style-name="T5">está tentando alterar a mesma linha de código com um conteúdo diferente, e o </text:span><text:span text:style-name="Strong_20_Emphasis"><text:span text:style-name="Emphasis"><text:span text:style-name="T4">Git </text:span></text:span></text:span><text:span text:style-name="T5">não consegue determinar sozinho qual das duas linhas é a correta;</text:span></text:p>
        </text:list-item>
        <text:list-item>
          <text:p text:style-name="P16"><text:span text:style-name="T5">Você terá que resolver esse </text:span><text:span text:style-name="Strong_20_Emphasis"><text:span text:style-name="T4">conflito </text:span></text:span><text:span text:style-name="T5">antes de </text:span><text:span text:style-name="Emphasis"><text:span text:style-name="T5">"mergear" </text:span></text:span><text:span text:style-name="T5">o </text:span><text:span text:style-name="Emphasis"><text:span text:style-name="T5">Pull Request </text:span></text:span><text:span text:style-name="T5">. Clique no botão </text:span><text:span text:style-name="Strong_20_Emphasis"><text:span text:style-name="T4">"Resolve conflicts" </text:span></text:span><text:span text:style-name="T5">, escolha uma das duas versões do texto </text:span><text:span text:style-name="Emphasis"><text:span text:style-name="T5">(lembre-se de apagar as linhas com </text:span></text:span><text:span text:style-name="Emphasis"><text:span text:style-name="Source_20_Text"><text:span text:style-name="T3">&lt;&lt;&lt;&lt;&lt;&lt;&lt;</text:span></text:span></text:span><text:span text:style-name="Emphasis"><text:span text:style-name="T5"> e </text:span></text:span><text:span text:style-name="Emphasis"><text:span text:style-name="Source_20_Text"><text:span text:style-name="T3">&gt;&gt;&gt;&gt;&gt;&gt;&gt;</text:span></text:span></text:span><text:span text:style-name="Emphasis"><text:span text:style-name="T5"> , elas são criadas apenas para dar uma identificação mais visual ao problema) </text:span></text:span><text:span text:style-name="T5">. Depois clique em </text:span><text:span text:style-name="Strong_20_Emphasis"><text:span text:style-name="T4">"Mark as resolved" </text:span></text:span><text:span text:style-name="T5">e, em seguida, em </text:span><text:span text:style-name="Strong_20_Emphasis"><text:span text:style-name="T4">"Commit merge" </text:span></text:span><text:span text:style-name="T5">;</text:span></text:p>
        </text:list-item>
        <text:list-item>
          <text:p text:style-name="P16"><text:span text:style-name="T5">Agora você deve conseguir </text:span><text:span text:style-name="Emphasis"><text:span text:style-name="T5">"mergear" </text:span></text:span><text:span text:style-name="T5">seu </text:span><text:span text:style-name="Emphasis"><text:span text:style-name="T5">Pull Request </text:span></text:span><text:span text:style-name="T5">normalmente. </text:span></text:p>
        </text:list-item>
      </text:list>
      <text:p text:style-name="P9"><text:span text:style-name="T5"/></text:p>
      <text:p text:style-name="P17"><text:span text:style-name="T5">RESPOSTAS </text:span></text:p>
      <text:p text:style-name="P17"><text:span text:style-name="T5"/></text:p>
      <text:p text:style-name="P17"><text:span text:style-name="T5">1- tulio@tulio-IdeaPad-Gaming-3-15IMH05:~/trybe/iniciando-git/copia$ cd meu-repo</text:span></text:p>
      <text:p text:style-name="P17"><text:span text:style-name="T5">tulio@tulio-IdeaPad-Gaming-3-15IMH05:~/trybe/iniciando-git/copia/meu-repo$ ls</text:span></text:p>
      <text:p text:style-name="P17"><text:span text:style-name="T5">meu_arquivo.txt <text:s/>README.md <text:s/>trybe-exercicios</text:span></text:p>
      <text:p text:style-name="P17"><text:span text:style-name="T5"/></text:p>
      <text:p text:style-name="P17"><text:span text:style-name="T5">2- tulio@tulio-IdeaPad-Gaming-3-15IMH05:~/trybe/iniciando-git$ git status </text:span></text:p>
      <text:p text:style-name="P17"><text:span text:style-name="T5">No ramo master</text:span></text:p>
      <text:p text:style-name="P17"><text:span text:style-name="T5">nothing to commit, working tree clean</text:span></text:p>
      <text:p text:style-name="P17"><text:span text:style-name="T5"/></text:p>
      <text:p text:style-name="P17"><text:span text:style-name="T5">3- tulio@tulio-IdeaPad-Gaming-3-15IMH05:~/trybe/iniciando-git$ git branch trybe-skills-changes</text:span></text:p>
      <text:p text:style-name="P17"><text:span text:style-name="T5">tulio@tulio-IdeaPad-Gaming-3-15IMH05:~/trybe/iniciando-git$ git checkout trybe-skills-changes </text:span></text:p>
      <text:p text:style-name="P17"><text:span text:style-name="T5">Switched to branch 'trybe-skills-changes'</text:span></text:p>
      <text:p text:style-name="P17"><text:span text:style-name="T5"/></text:p>
      <text:p text:style-name="P17"><text:soft-page-break/><text:span text:style-name="T5">4- tulio@tulio-IdeaPad-Gaming-3-15IMH05:~/trybe/iniciando-git$ cat &gt; meu_arquivo.txt</text:span></text:p>
      <text:p text:style-name="P17"><text:span text:style-name="T5">O que eu vou aprender na Trybe: </text:span></text:p>
      <text:p text:style-name="P17"><text:span text:style-name="T5">Unix</text:span></text:p>
      <text:p text:style-name="P17"><text:span text:style-name="T5">Bash</text:span></text:p>
      <text:p text:style-name="P17"><text:span text:style-name="T5">Git</text:span></text:p>
      <text:p text:style-name="P17"><text:span text:style-name="T5">HTML</text:span></text:p>
      <text:p text:style-name="P17"><text:span text:style-name="T5">CSS</text:span></text:p>
      <text:p text:style-name="P17"><text:span text:style-name="T5">Javascript</text:span></text:p>
      <text:p text:style-name="P17"><text:span text:style-name="T5">React</text:span></text:p>
      <text:p text:style-name="P17"><text:span text:style-name="T5">Metodologias Ágeis </text:span></text:p>
      <text:p text:style-name="P17"><text:span text:style-name="T5">SQL</text:span></text:p>
      <text:p text:style-name="P17"><text:span text:style-name="T5">Node.js</text:span></text:p>
      <text:p text:style-name="P17"><text:span text:style-name="T5">TypeScript</text:span></text:p>
      <text:p text:style-name="P17"><text:span text:style-name="T5">Programacao Orientada a Objetos </text:span></text:p>
      <text:p text:style-name="P17"><text:span text:style-name="T5">tulio@tulio-IdeaPad-Gaming-3-15IMH05:~/trybe/iniciando-git$ git add meu_arquivo.txt</text:span></text:p>
      <text:p text:style-name="P17"><text:span text:style-name="T5">tulio@tulio-IdeaPad-Gaming-3-15IMH05:~/trybe/iniciando-git$ git commit -m 'Adiciona novas skills'</text:span></text:p>
      <text:p text:style-name="P17"><text:span text:style-name="T5">[trybe-skills-changes e206493] Adiciona novas skills</text:span></text:p>
      <text:p text:style-name="P17"><text:span text:style-name="T5"><text:s/>1 file changed, 13 insertions(+), 1 deletion(-)</text:span></text:p>
      <text:p text:style-name="P17"><text:span text:style-name="T5">tulio@tulio-IdeaPad-Gaming-3-15IMH05:~/trybe/iniciando-git$ git push -u origin trybe-skills-changes </text:span></text:p>
      <text:p text:style-name="P17"><text:span text:style-name="T5">Enumerating objects: 5, done.</text:span></text:p>
      <text:p text:style-name="P17"><text:span text:style-name="T5">Counting objects: 100% (5/5), done.</text:span></text:p>
      <text:p text:style-name="P17"><text:span text:style-name="T5">Delta compression using up to 8 threads</text:span></text:p>
      <text:p text:style-name="P17"><text:span text:style-name="T5">Compressing objects: 100% (3/3), done.</text:span></text:p>
      <text:p text:style-name="P17"><text:span text:style-name="T5">Writing objects: 100% (3/3), 394 bytes | 394.00 KiB/s, done.</text:span></text:p>
      <text:p text:style-name="P17"><text:span text:style-name="T5">Total 3 (delta 1), reused 0 (delta 0)</text:span></text:p>
      <text:p text:style-name="P17"><text:span text:style-name="T5">remote: Resolving deltas: 100% (1/1), completed with 1 local object.</text:span></text:p>
      <text:p text:style-name="P17"><text:span text:style-name="T5">remote: </text:span></text:p>
      <text:p text:style-name="P17"><text:span text:style-name="T5">remote: Create a pull request for 'trybe-skills-changes' on GitHub by visiting:</text:span></text:p>
      <text:p text:style-name="P17"><text:span text:style-name="T5">remote: <text:s text:c="5"/>https://github.com/HeitorSFernandes/meu-repo/pull/new/trybe-skills-changes</text:span></text:p>
      <text:p text:style-name="P17"><text:span text:style-name="T5">remote: </text:span></text:p>
      <text:p text:style-name="P17"><text:span text:style-name="T5">To github.com:HeitorSFernandes/meu-repo.git</text:span></text:p>
      <text:p text:style-name="P17"><text:span text:style-name="T5"><text:s/>* [new branch] <text:s text:c="5"/>trybe-skills-changes -&gt; trybe-skills-changes</text:span></text:p>
      <text:p text:style-name="P17"><text:span text:style-name="T5">Branch 'trybe-skills-changes' set up to track remote branch 'trybe-skills-changes' from 'origin'.</text:span></text:p>
      <text:p text:style-name="P18"><text:span text:style-name="T5"/></text:p>
      <text:p text:style-name="P9"><text:span text:style-name="T5"/></text:p>
      <text:p text:style-name="P20"><text:soft-page-break/><text:span text:style-name="T10">5-</text:span><text:a xlink:type="simple" xlink:href="https://github.com/HeitorSFernandes" text:style-name="Internet_20_link" text:visited-style-name="Visited_20_Internet_20_Link"><text:span text:style-name="Strong_20_Emphasis"><text:span text:style-name="T6">HeitorSFernandes</text:span></text:span></text:a><text:span text:style-name="Strong_20_Emphasis"><text:span text:style-name="T7"> </text:span></text:span><text:span text:style-name="T8">commented </text:span><text:bookmark text:name="issue-1182123475-permalink"/></text:p>
      <text:p text:style-name="P21">Trabalho feito para a semana 1 do curso de Software Developer da Trybe. Aqui o desafio foi atualizar o repositório remoto a partir das mudanças no servidor local. Para isso, foram utilizados os conhecimentos e comandos ensinados.</text:p>
      <text:p text:style-name="P19"><text:span text:style-name="T5"/></text:p>
      <text:p text:style-name="P3">6- <text:s/>tulio@tulio-IdeaPad-Gaming-3-15IMH05:~/trybe/iniciando-git$ git checkout master</text:p>
      <text:p text:style-name="P3">Switched to branch 'master'</text:p>
      <text:p text:style-name="P4"/>
      <text:p text:style-name="P4">7- tulio@tulio-IdeaPad-Gaming-3-15IMH05:~/trybe/iniciando-git$ git branch</text:p>
      <text:p text:style-name="P4">* master</text:p>
      <text:p text:style-name="P4"><text:s text:c="2"/>trybe-skills-changes</text:p>
      <text:p text:style-name="P4"/>
      <text:p text:style-name="P4">8- <text:s/>tulio@tulio-IdeaPad-Gaming-3-15IMH05:~/trybe/iniciando-git$ git branch trybe-skills-updates</text:p>
      <text:p text:style-name="P4">tulio@tulio-IdeaPad-Gaming-3-15IMH05:~/trybe/iniciando-git$ git checkout trybe-skills-updates</text:p>
      <text:p text:style-name="P4">Switched to branch 'trybe-skills-updates'</text:p>
      <text:p text:style-name="P4"/>
      <text:p text:style-name="P4">9- tulio@tulio-IdeaPad-Gaming-3-15IMH05:~/trybe/iniciando-git$ cat &gt;&gt; meu_arquivo.txt</text:p>
      <text:p text:style-name="P4">Python</text:p>
      <text:p text:style-name="P4">Rede e Raspagem de Dados</text:p>
      <text:p text:style-name="P4">Algoritmos</text:p>
      <text:p text:style-name="P4">Estrutura de Dados</text:p>
      <text:p text:style-name="P4">tulio@tulio-IdeaPad-Gaming-3-15IMH05:~/trybe/iniciando-git$ git add meu_arquivo.txt</text:p>
      <text:p text:style-name="P4">tulio@tulio-IdeaPad-Gaming-3-15IMH05:~/trybe/iniciando-git$ git commit -m 'Adiciona novas skills do curso'</text:p>
      <text:p text:style-name="P4">[trybe-skills-updates ad543fe] Adiciona novas skills do curso</text:p>
      <text:p text:style-name="P4"><text:s/>1 file changed, 4 insertions(+)</text:p>
      <text:p text:style-name="P4">tulio@tulio-IdeaPad-Gaming-3-15IMH05:~/trybe/iniciando-git$ git push -u origin trybe-skills-updates</text:p>
      <text:p text:style-name="P4">Enumerating objects: 5, done.</text:p>
      <text:p text:style-name="P4">Counting objects: 100% (5/5), done.</text:p>
      <text:p text:style-name="P4">Delta compression using up to 8 threads</text:p>
      <text:p text:style-name="P4">Compressing objects: 100% (3/3), done.</text:p>
      <text:p text:style-name="P4">Writing objects: 100% (3/3), 356 bytes | 356.00 KiB/s, done.</text:p>
      <text:p text:style-name="P4">Total 3 (delta 1), reused 0 (delta 0)</text:p>
      <text:p text:style-name="P4">remote: Resolving deltas: 100% (1/1), completed with 1 local object.</text:p>
      <text:p text:style-name="P4">remote: </text:p>
      <text:p text:style-name="P4">remote: Create a pull request for 'trybe-skills-updates' on GitHub by visiting:</text:p>
      <text:p text:style-name="P4">remote: <text:s text:c="5"/>https://github.com/HeitorSFernandes/meu-repo/pull/new/trybe-skills-updates</text:p>
      <text:p text:style-name="P4">remote: </text:p>
      <text:p text:style-name="P4">To github.com:HeitorSFernandes/meu-repo.git</text:p>
      <text:p text:style-name="P4"><text:s/>* [new branch] <text:s text:c="5"/>trybe-skills-updates -&gt; trybe-skills-updates</text:p>
      <text:p text:style-name="P4">Branch 'trybe-skills-updates' set up to track remote branch 'trybe-skills-updates' from 'origin'.</text:p>
      <text:p text:style-name="P4"/>
      <text:p text:style-name="P5"><text:span text:style-name="T11">10- </text:span><text:span text:style-name="T9">Pull request successfully merged and closed</text:span></text:p>
      <text:p text:style-name="P35">You’re all set—the <text:span text:style-name="T12">trybe-skills-updates</text:span> branch can be safely deleted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9:52:11.527969813</meta:creation-date>
    <dc:date>2022-03-26T21:05:19.868471403</dc:date>
    <meta:editing-duration>PT13M14S</meta:editing-duration>
    <meta:editing-cycles>1</meta:editing-cycles>
    <meta:document-statistic meta:table-count="0" meta:image-count="0" meta:object-count="0" meta:page-count="4" meta:paragraph-count="120" meta:word-count="1057" meta:character-count="7546" meta:non-whitespace-character-count="6603"/>
    <meta:generator>LibreOffice/6.4.7.2$Linux_X86_64 LibreOffice_project/40$Build-2</meta:generator>
  </office:meta>
</office:document-meta>
</file>